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0df3" officeooo:paragraph-rsid="000ba6a0"/>
    </style:style>
    <style:style style:name="P2" style:family="paragraph" style:parent-style-name="Standard">
      <style:text-properties officeooo:rsid="00187373" officeooo:paragraph-rsid="000ba6a0"/>
    </style:style>
    <style:style style:name="P3" style:family="paragraph" style:parent-style-name="Standard">
      <style:text-properties officeooo:rsid="001b5b1d" officeooo:paragraph-rsid="000ba6a0"/>
    </style:style>
    <style:style style:name="T1" style:family="text">
      <style:text-properties officeooo:rsid="0022ffca"/>
    </style:style>
    <style:style style:name="T2" style:family="text">
      <style:text-properties officeooo:rsid="00191dcd"/>
    </style:style>
    <style:style style:name="T3" style:family="text">
      <style:text-properties officeooo:rsid="0019ba09"/>
    </style:style>
    <style:style style:name="T4" style:family="text">
      <style:text-properties officeooo:rsid="001b5b1d"/>
    </style:style>
    <style:style style:name="T5" style:family="text">
      <style:text-properties officeooo:rsid="001d41aa"/>
    </style:style>
    <style:style style:name="T6" style:family="text">
      <style:text-properties officeooo:rsid="001e3bdd"/>
    </style:style>
    <style:style style:name="T7" style:family="text">
      <style:text-properties officeooo:rsid="001f162c"/>
    </style:style>
    <style:style style:name="T8" style:family="text">
      <style:text-properties officeooo:rsid="0020f10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1"/>
      <text:p text:style-name="P1"/>
      <text:p text:style-name="P1">- <text:span text:style-name="T1">T</text:span>rade-of<text:span text:style-name="T1">f</text:span> between privacy and security</text:p>
      <text:p text:style-name="P1">- False positives can cause privacy concerns.</text:p>
      <text:p text:style-name="P1">- Reduced cost is a side benefit</text:p>
      <text:p text:style-name="P1">- Get rid of the non-invasive part</text:p>
      <text:p text:style-name="P1">- <text:span text:style-name="T2">Tom morain zombie wall; camera used for creating action tasks (Take a look at it)</text:span></text:p>
      <text:p text:style-name="P1">- <text:span text:style-name="T2">Social situations that need privacy</text:span></text:p>
      <text:p text:style-name="P1">- <text:span text:style-name="T2">Decouple the two problems; Intrusion detection vs privacy concerns</text:span></text:p>
      <text:p text:style-name="P1">- <text:span text:style-name="T2">Distinction between image processing vs notification</text:span></text:p>
      <text:p text:style-name="P1">- <text:span text:style-name="T2">Focus on a defined set of sensors; The extensibility part of the home intrusion detection system may be shifted as a plus at the end.</text:span></text:p>
      <text:p text:style-name="P1">- <text:span text:style-name="T2">Algorithms deal with extensible data</text:span></text:p>
      <text:p text:style-name="P1">- “<text:span text:style-name="T2">It does not matter how many sensors you have, it is more important to detect anomalies</text:span>” <text:span text:style-name="T3">Algorithms working independently from the data sources.</text:span></text:p>
      <text:p text:style-name="P1">- <text:span text:style-name="T3">Robustness → in the context of change; if you change the infrastructure the algorithms should work</text:span></text:p>
      <text:p text:style-name="P1">- <text:span text:style-name="T3">Use the slides' header in a more meaningful way</text:span></text:p>
      <text:p text:style-name="P1">- <text:span text:style-name="T3">Phrase it as a hypothesis rather than the research question. Hypothesis: … these techniques can be applied to …</text:span></text:p>
      <text:p text:style-name="P1">- <text:span text:style-name="T4">Use camera as different data source to disambiguate (decide if) an intrusion has happened or not</text:span></text:p>
      <text:p text:style-name="P1">- <text:span text:style-name="T4">Building instead of household</text:span></text:p>
      <text:p text:style-name="P1">- <text:span text:style-name="T4">The threat and intrusions should be modeled in the analysis object model.</text:span></text:p>
      <text:p text:style-name="P3">Threat (real, false)</text:p>
      <text:p text:style-name="P3">- Distinct/Identify between Entiy, Boundary, and Control objects.</text:p>
      <text:p text:style-name="P3">- “you may even have a history in your system”</text:p>
      <text:p text:style-name="P3">- Model intrusions: Cause alarm: e.g. window opens. Cause further investigation</text:p>
      <text:p text:style-name="P3">- “you may need an alarm taxonomy”</text:p>
      <text:p text:style-name="P3">- <text:span text:style-name="T5">Sensor should be an actor on the use cases</text:span></text:p>
      <text:p text:style-name="P3">- <text:span text:style-name="T5">Actuator are boundary objects</text:span></text:p>
      <text:p text:style-name="P3">- <text:span text:style-name="T6">Camera is a design object (leave it for the system design)</text:span></text:p>
      <text:p text:style-name="P3">- <text:span text:style-name="T6">Scenario of unusual behavior: Cleaning lady opens the door; Pulls cable; Forgets turning off the light; Soft alarm</text:span></text:p>
      <text:p text:style-name="P3">- <text:span text:style-name="T6">Object model; Model alert types</text:span></text:p>
      <text:p text:style-name="P3">- <text:span text:style-name="T6">Distinction between GUI and API</text:span></text:p>
      <text:p text:style-name="P3">- <text:span text:style-name="T6">Blackboard is a system design decision; It is an architectural style</text:span></text:p>
      <text:p text:style-name="P3">- <text:span text:style-name="T6">Object design: Algorithms for intrusion detection</text:span></text:p>
      <text:p text:style-name="P3">- <text:span text:style-name="T6">Extensibility regarding knowledge sources (architecture is extensible, not the devices)</text:span></text:p>
      <text:p text:style-name="P3">- <text:span text:style-name="T6">Analysis object model has to contain the guardian</text:span></text:p>
      <text:p text:style-name="P3">- <text:s/><text:span text:style-name="T6">High level categories of sensors should be shown in the analysis object model</text:span></text:p>
      <text:p text:style-name="P3">- <text:span text:style-name="T7">Distinct act (notify) vs react (throw a new hypothesis on the blackboard)</text:span></text:p>
      <text:p text:style-name="P3">- <text:span text:style-name="T8">React: a.formulate a hypothesis (“possible intrusion”). b.Camera should evaluate it</text:span></text:p>
      <text:p text:style-name="P3">- <text:span text:style-name="T8">Scenario: good/bad guy: recognize between the two</text:span></text:p>
      <text:p text:style-name="P3">- <text:span text:style-name="T8">Blackboard arch style, state machine is an algorithms</text:span></text:p>
      <text:p text:style-name="P3">- <text:span text:style-name="T8">knowledge sources are independent</text:span></text:p>
      <text:p text:style-name="P3">- <text:span text:style-name="T8">Threat taxonomy from the analysis is mapped onto the state machine</text:span></text:p>
      <text:p text:style-name="P3">- <text:span text:style-name="T8">State change is a hypothesis on the blackboard that should be evaluated by the knowledge sources</text:span></text:p>
      <text:p text:style-name="P3">- <text:s/><text:span text:style-name="T8">Skip the protocol extensibility</text:span></text:p>
      <text:p text:style-name="P3">- <text:span text:style-name="T8">OpenHAB is system design</text:span></text:p>
      <text:p text:style-name="P3"><text:soft-page-break/>- <text:span text:style-name="T8">Focus on at least 2 intrusion detection algorithms (naive; GA; +1)</text:span></text:p>
      <text:p text:style-name="P3">- <text:span text:style-name="T8">Roy Maxiom Statistical anomalies does not need training. Intel clean rooms</text:span></text:p>
      <text:p text:style-name="P3">- <text:span text:style-name="T8">Room setup is fixed</text:span></text:p>
      <text:p text:style-name="P3">- <text:span text:style-name="T8">Strategy pattern: Different algorithms and compare them; evaluation; change and compare in runtime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7T18:15:01.434000000</meta:creation-date>
    <dc:date>2015-09-07T18:15:13.882000000</dc:date>
    <meta:editing-duration>PT12S</meta:editing-duration>
    <meta:editing-cycles>1</meta:editing-cycles>
    <meta:document-statistic meta:table-count="0" meta:image-count="0" meta:object-count="0" meta:page-count="2" meta:paragraph-count="46" meta:word-count="482" meta:character-count="2872" meta:non-whitespace-character-count="2434"/>
    <meta:generator>LibreOffice/4.4.5.2$Windows_x86 LibreOffice_project/a22f674fd25a3b6f45bdebf25400ed2adff0ff99</meta:generator>
  </office:meta>
</office:document-meta>
</file>